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5.6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0.58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39cm" fo:margin-left="-0.016cm" table:align="left"/>
    </style:style>
    <style:style style:name="Table2.A" style:family="table-column">
      <style:table-column-properties style:column-width="5.689cm"/>
    </style:style>
    <style:style style:name="Table2.B" style:family="table-column">
      <style:table-column-properties style:column-width="5.66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 text:c="9"/><text:span text:style-name="T1">NTSU ADA</text:span>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">NKONYA</text:p>
          </table:table-cell>
          <table:table-cell table:style-name="Table1.A2" office:value-type="string">
            <text:p text:style-name="P1">NOTES / ASƲN BAMBA</text:p>
          </table:table-cell>
          <table:table-cell table:style-name="Table1.C2" office:value-type="string">
            <text:p text:style-name="P1">ENGLISH</text:p>
          </table:table-cell>
        </table:table-row>
        <table:table-row>
          <table:table-cell table:style-name="Table1.A2" office:value-type="string">
            <text:p text:style-name="Table_20_Contents">Kpl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kpkɩwʋs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wannts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lanwɛtɩɛ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ɩtɛtɩɛtɔ <text:s text:c="2"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ekpli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antɩb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l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ɩabɩ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s text:c="5"/><text:span text:style-name="T1"><text:s text:c="2"/>ƆSƲTƲƲ</text:span>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NKONYA</text:p>
          </table:table-cell>
          <table:table-cell table:style-name="Table2.A2" office:value-type="string">
            <text:p text:style-name="P1">NOTES/ASƲN BAMBA</text:p>
          </table:table-cell>
          <table:table-cell table:style-name="Table2.C2" office:value-type="string">
            <text:p text:style-name="P1">ENGLISH</text:p>
          </table:table-cell>
        </table:table-row>
        <table:table-row>
          <table:table-cell table:style-name="Table2.A2" office:value-type="string">
            <text:p text:style-name="Table_20_Contents">Kpeb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tsatsas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kukus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sʋlvʋpɛp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plɛdɔbo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Gbnamede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pakpkwusi dɔbʋ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kat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isimbl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dɩ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anic …...ASAKYIRI......... <text:s text:c="49"/>Date......</text:p>
        <text:p text:style-name="Header"/>
        <text:p text:style-name="Header">Recorder............. <text:s text:c="50"/>Glossed …..</text:p>
        <text:p text:style-name="Header"/>
        <text:p text:style-name="Header">Keyboarded....LINDA... <text:s text:c="56"/>File Name........ <text:s text:c="5"/>file dict fold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5:47:33</meta:creation-date>
    <dc:title>BalsaDefault</dc:title>
    <meta:editing-duration>PT3M13S</meta:editing-duration>
    <meta:editing-cycles>2</meta:editing-cycles>
    <meta:generator>LibreOffice/3.5$Linux_x86 LibreOffice_project/350m1$Build-2</meta:generator>
    <dc:date>2012-11-08T16:06:26</dc:date>
    <meta:document-statistic meta:table-count="2" meta:image-count="0" meta:object-count="0" meta:page-count="3" meta:paragraph-count="30" meta:word-count="45" meta:character-count="546" meta:non-whitespace-character-count="336"/>
    <meta:template xlink:type="simple" xlink:actuate="onRequest" xlink:title="BalsaDefault" xlink:href="../../.config/libreoffice/3/user/template/BalsaDefault.ott" meta:date="2012-11-08T15:47:32"/>
  </office:meta>
</office:document-meta>
</file>